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017dddf" officeooo:paragraph-rsid="0017dddf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dddf" style:font-weight-asian="bold" style:font-weight-complex="bold"/>
    </style:style>
    <style:style style:name="T3" style:family="text">
      <style:text-properties fo:font-weight="bold" officeooo:rsid="001975ae" style:font-weight-asian="bold" style:font-weight-complex="bold"/>
    </style:style>
    <style:style style:name="T4" style:family="text">
      <style:text-properties officeooo:rsid="0017dddf"/>
    </style:style>
    <style:style style:name="T5" style:family="text">
      <style:text-properties officeooo:rsid="001975ae"/>
    </style:style>
    <style:style style:name="T6" style:family="text">
      <style:text-properties style:text-underline-style="solid" style:text-underline-width="auto" style:text-underline-color="font-color" officeooo:rsid="0017dddf"/>
    </style:style>
    <style:style style:name="T7" style:family="text">
      <style:text-properties style:text-line-through-style="solid" style:text-line-through-type="single" officeooo:rsid="0017dddf"/>
    </style:style>
    <style:style style:name="T8" style:family="text">
      <style:text-properties fo:font-style="italic" officeooo:rsid="0017dddf" style:font-style-asian="italic" style:font-style-complex="italic"/>
    </style:style>
    <style:style style:name="T9" style:family="text">
      <style:text-properties fo:font-style="italic" officeooo:rsid="001d3f6a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17dddf" style:font-style-asian="italic" style:font-style-complex="italic"/>
    </style:style>
    <style:style style:name="T11" style:family="text">
      <style:text-properties fo:font-style="normal" officeooo:rsid="0017dddf" style:font-style-asian="normal" style:font-style-complex="normal"/>
    </style:style>
    <style:style style:name="T12" style:family="text">
      <style:text-properties fo:font-style="normal" officeooo:rsid="001d3f6a" style:font-style-asian="normal" style:font-style-complex="normal"/>
    </style:style>
    <style:style style:name="T13" style:family="text">
      <style:text-properties fo:color="#ff6666" officeooo:rsid="001975ae"/>
    </style:style>
    <style:style style:name="T14" style:family="text">
      <style:text-properties fo:color="#990000"/>
    </style:style>
    <style:style style:name="T15" style:family="text">
      <style:text-properties fo:color="#990000" fo:font-weight="normal" officeooo:rsid="001975ae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975ae" style:font-weight-asian="normal" style:font-weight-complex="normal"/>
    </style:style>
    <style:style style:name="T18" style:family="text">
      <style:text-properties fo:color="#111111"/>
    </style:style>
    <style:style style:name="T19" style:family="text">
      <style:text-properties fo:color="#cc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3"/></text:p>
      <text:p text:style-name="P2"/>
      <text:p text:style-name="P2"><text:s text:c="3"/><text:span text:style-name="T4">Ola meu nome é Thalya, tenho 15 anos e já tive 2 </text:span><text:span text:style-name="T11">namorados mas no momento</text:span><text:span text:style-name="T4"> estou focando em mim estudo no </text:span><text:span text:style-name="T10">Colégio JK em Maringá</text:span><text:span text:style-name="T8">, </text:span><text:span text:style-name="T12">e</text:span><text:span text:style-name="T4">u estudo o dia inteiro dás 7:30 as <text:s/>16:30 e quando eu chego em casa vou trabalhar para poder pagar a minha iscrição da prova Paz que acontece só no enscino médio.</text:span></text:p>
      <text:p text:style-name="P2"><text:s text:c="3"/><text:span text:style-name="T4">Sou muito </text:span><text:span text:style-name="T7">doida </text:span><text:span text:style-name="T4">kk, portanto dou o meu melhor nos estudos e no trabalho, curto a minha vida o maximo que eu conscigo mas sempre em mente que eu tenho deveres e responsabilidade, já me iludi muito com os meus ex namorados, porque em um <text:s/>relacionamento eu precissava sempre da atenção do outro pra ficar bem, sendo mais especifica o tau da </text:span><text:span text:style-name="T2">IDEPENDENCIA EMOCIONAL </text:span><text:span text:style-name="T4">e era muito dificio para mim pois ele morava longe e eu precisava dele para tudo e isso cançou ele e ele terminou, já no outro relacionamento eu já era a pessoa que dava meu maximo mas sempre recebia pouco ou as vezes demais que também irrita, e ele precisava de mim pra tudo e eu agora percebo o que meu ex tinha passado comigo.</text:span></text:p>
      <text:p text:style-name="Standard"><text:span text:style-name="T16"><text:s text:c="3"/></text:span><text:span text:style-name="T14">Não vou negar que sinto falta de um afeto</text:span><text:span text:style-name="T17"> mas lembro que sempre vai ser eu por mim mesma, olha eu me sinto um pouco sozinha mas eu nasci sozinha e vou morrer sozinha, então eu fico com varias pessoas mesmo porque já me fizeram muito mal e agora vou cuidar de mim, ASSIM IGAL A </text:span><text:span text:style-name="T3">VOCE APRENDA A SE SENTIR SOZINHA PORQUE VOCE VEIO E VAI SOZINHA, VC É ESPECIAL!!!!!!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dddf" officeooo:paragraph-rsid="0017dddf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54"/><text:span text:style-name="MT1">DIARINHO DA THATA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9T14:06:09.021685769</meta:creation-date>
    <dc:date>2022-08-04T11:29:24.616486421</dc:date>
    <meta:editing-duration>PT11M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261" meta:character-count="1426" meta:non-whitespace-character-count="1100"/>
  </office:meta>
</office:document-meta>
</file>